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/>
    </style:style>
    <style:style style:name="P36" style:family="paragraph" style:parent-style-name="Heading_20_1" style:list-style-name="WWNum3">
      <style:paragraph-properties fo:break-before="auto" fo:break-after="auto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Aplicaciones Ofimáticas (Office Applications)</text:span><text:span text:style-name="T2"><text:line-break/></text:span><text:span text:style-name="T3">Unit 02. Assessable activities 01</text:span></text:p>
      <text:p text:style-name="P2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hors: Sergi García Barea, Gloria Muñoz González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5"><text:span text:style-name="T6">License</text:span></text:p>
      <text:p text:style-name="P7"/>
      <text:p text:style-name="P6"><text:span text:style-name="T7">Recognition - Non-comercial - ShareAlike </text:span><text:span text:style-name="T8">(BY-NC-SA): Commercial use of the original work or possible derivative works is not allowed, the distribution of which must be done with a license equal to that which regulates the original work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e</text:span></text:p>
      <text:p text:style-name="P8">Throughout this topic different symbols will be used to distinguish important elements within the content. These symbols are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tention</text:span></text:p>
      <text:p text:style-name="P11"><text:s/></text:p>
      <text:p text:style-name="P10"><text:span text:style-name="T9"><text:s/>💬</text:span> <text:span text:style-name="T10">Interesting</text:span></text:p>
      <text:p text:style-name="P1"/>
      <text:p text:style-name="P12"><text:soft-page-break/><text:span text:style-name="T9"><text:s/>📕 </text:span><text:span text:style-name="T10">To submit</text:span></text:p>
      <text:p text:style-name="P13"><text:span text:style-name="T13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Deadline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tions prior to carrying out assessable task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Exercise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nit02. Assessable activities 01</text:span></text:p>
      <text:list xml:id="list1125952077" text:style-name="WWNum3">
        <text:list-item>
          <text:p text:style-name="P36"><text:bookmark text:name="_dbh0n1vac4c8"/>Deadline</text:p>
        </text:list-item>
      </text:list>
      <text:p text:style-name="Standard"><text:span text:style-name="T10">Deadline: </text:span><text:span text:style-name="T17">Thursday 22 September at 14:00.</text:span></text:p>
      <text:p text:style-name="Standard">This activity will have a particular evaluation:</text:p>
      <text:list xml:id="list1290176189" text:style-name="WWNum4">
        <text:list-item>
          <text:p text:style-name="P26">25% of the grade: initial evaluation when the delivery deadline has passed</text:p>
        </text:list-item>
        <text:list-item>
          <text:p text:style-name="P28"><text:soft-page-break/>75% of the grade: <text:span text:style-name="T17">THREE SUBSEQUENT EVALUATIONS ON SURPRISE DATES WITHIN THE FIRST QUARTER</text:span> to check the proper use of the tool on a day-to-day basis.</text:p>
        </text:list-item>
      </text:list>
      <text:p text:style-name="P12"><text:span text:style-name="T11"><text:s/>❕</text:span><text:span text:style-name="T12"> </text:span><text:span text:style-name="T10">Attention: </text:span>Deadline is not extendable. If you do not deliver it in a timely manner, the grade for the activity will be 0.</text:p>
      <text:list xml:id="list145331039984879" text:continue-list="list1125952077" text:style-name="WWNum3">
        <text:list-item>
          <text:p text:style-name="P36"><text:bookmark text:name="_9maybllx2a09"/>Observations prior to carrying out assessable tasks</text:p>
        </text:list-item>
      </text:list>
      <text:list xml:id="list3233734888" text:style-name="WWNum2">
        <text:list-item>
          <text:p text:style-name="P30">The activities must be carried out in the language indicated in each activity. You have to try to do the grammar and spelling well.</text:p>
        </text:list-item>
      </text:list>
      <text:p text:style-name="P12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145332037011137" text:continue-list="list145331039984879" text:style-name="WWNum3">
        <text:list-item>
          <text:p text:style-name="P36"><text:bookmark text:name="_mddm13ai61n6"/>Exercise 01</text:p>
        </text:list-item>
      </text:list>
      <text:p text:style-name="P11">Initially, we must create a personal account on the “ClickUp” project management site, <text:a xlink:type="simple" xlink:href="http://www.clickup.com" text:style-name="ListLabel_20_28" text:visited-style-name="ListLabel_20_28"><text:span text:style-name="T20">www.clickup.com</text:span></text:a>. Once the account is created, we will generate the following scheme to organize ourselves on a personal level (daily class work and errands):</text:p>
      <text:list xml:id="list1730954763" text:style-name="WWNum1">
        <text:list-item>
          <text:p text:style-name="P27"><text:span text:style-name="T10">Workspace: </text:span>we must create a "Workspace" called "My Agenda". Within that “Workspace” we will have the following folders:</text:p>
          <text:list>
            <text:list-item>
              <text:p text:style-name="P32"><text:span text:style-name="T10">SMR folder:</text:span> folder that will include elements related to our training cycle (Microcomputer Systems and Networks). It is suggested that you have the following lists:</text:p>
              <text:list>
                <text:list-item>
                  <text:p text:style-name="P33"><text:span text:style-name="T10">Deadline</text:span>: list with delivery dates of tasks.</text:p>
                  <text:list>
                    <text:list-item>
                      <text:p text:style-name="P34">Each deadline registered on the list must indicate the actual date and a "deadline" date so that it does not notify.</text:p>
                    </text:list-item>
                    <text:list-item>
                      <text:p text:style-name="P35">They should be marked as done once submissions have been made.</text:p>
                    </text:list-item>
                  </text:list>
                </text:list-item>
                <text:list-item>
                  <text:p text:style-name="P33"><text:span text:style-name="T10">Exams: </text:span>list indicating exam dates<text:span text:style-name="T10">.</text:span></text:p>
                </text:list-item>
                <text:list-item>
                  <text:p text:style-name="P33"><text:span text:style-name="T10">Resources</text:span>: list compiling useful resources found on the Internet.</text:p>
                </text:list-item>
              </text:list>
            </text:list-item>
            <text:list-item>
              <text:p text:style-name="P32"><text:span text:style-name="T10">Personal Folder: </text:span>folder for our personal organization. The following lists are proposed:</text:p>
              <text:list>
                <text:list-item>
                  <text:p text:style-name="P33"><text:span text:style-name="T10">Errands: </text:span>list with personal errands to be carried out.</text:p>
                </text:list-item>
              </text:list>
            </text:list-item>
          </text:list>
        </text:list-item>
        <text:list-item>
          <text:p text:style-name="P31"><text:span text:style-name="T17">For the initial evaluation,</text:span> we must update the data of our "Workspace" with the current data of the different modules of the training cycle.</text:p>
        </text:list-item>
        <text:list-item>
          <text:p text:style-name="P29"><text:span text:style-name="T17">For the following evaluations,</text:span> must be updated to the data of the different modules of the training cycle at the time of the consultation (surprise).</text:p>
        </text:list-item>
      </text:list>
      <text:p text:style-name="P12"><text:span text:style-name="T9"><text:s/>📕 </text:span><text:span text:style-name="T10">To submit: </text:span>Demonstration in real time to your teachers of the status of the "Workspace" in each of the requested peri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02. Actividades evaluables 01</text:span></text:p>
      </style:header>
      <style:footer>
        <text:p text:style-name="MP4"><text:span text:style-name="MT1">Aplicaciones Ofimáticas (Office Applications)<text:tab/><text:tab/>Unit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3" meta:word-count="487" meta:character-count="2991" meta:non-whitespace-character-count="2552"/>
    <meta:generator>LibreOfficeDev/6.0.5.2$Linux_X86_64 LibreOffice_project/</meta:generator>
  </office:meta>
</office:document-meta>
</file>